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4.8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82.06pt"/>
    </style:style>
    <style:style style:name="co8" style:family="table-column">
      <style:table-column-properties fo:break-before="auto" style:column-width="206.36pt"/>
    </style:style>
    <style:style style:name="co9" style:family="table-column">
      <style:table-column-properties fo:break-before="auto" style:column-width="190.15pt"/>
    </style:style>
    <style:style style:name="co10" style:family="table-column">
      <style:table-column-properties fo:break-before="auto" style:column-width="202.51pt"/>
    </style:style>
    <style:style style:name="co11" style:family="table-column">
      <style:table-column-properties fo:break-before="auto" style:column-width="178.55pt"/>
    </style:style>
    <style:style style:name="co12" style:family="table-column">
      <style:table-column-properties fo:break-before="auto" style:column-width="72pt"/>
    </style:style>
    <style:style style:name="co13" style:family="table-column">
      <style:table-column-properties fo:break-before="auto" style:column-width="194.74pt"/>
    </style:style>
    <style:style style:name="co14" style:family="table-column">
      <style:table-column-properties fo:break-before="auto" style:column-width="118.35pt"/>
    </style:style>
    <style:style style:name="co15" style:family="table-column">
      <style:table-column-properties fo:break-before="auto" style:column-width="122.2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58.11pt"/>
    </style:style>
    <style:style style:name="co18" style:family="table-column">
      <style:table-column-properties fo:break-before="auto" style:column-width="89.01pt"/>
    </style:style>
    <style:style style:name="co19" style:family="table-column">
      <style:table-column-properties fo:break-before="auto" style:column-width="139.95pt"/>
    </style:style>
    <style:style style:name="co20" style:family="table-column">
      <style:table-column-properties fo:break-before="auto" style:column-width="37.3pt"/>
    </style:style>
    <style:style style:name="co21" style:family="table-column">
      <style:table-column-properties fo:break-before="auto" style:column-width="68.14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89.74pt"/>
    </style:style>
    <style:style style:name="co25" style:family="table-column">
      <style:table-column-properties fo:break-before="auto" style:column-width="28.01pt"/>
    </style:style>
    <style:style style:name="co26" style:family="table-column">
      <style:table-column-properties fo:break-before="auto" style:column-width="141.51pt"/>
    </style:style>
    <style:style style:name="co27" style:family="table-column">
      <style:table-column-properties fo:break-before="auto" style:column-width="224.11pt"/>
    </style:style>
    <style:style style:name="co28" style:family="table-column">
      <style:table-column-properties fo:break-before="auto" style:column-width="64.2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139.21pt"/>
    </style:style>
    <style:style style:name="co31" style:family="table-column">
      <style:table-column-properties fo:break-before="auto" style:column-width="148.45pt"/>
    </style:style>
    <style:style style:name="co32" style:family="table-column">
      <style:table-column-properties fo:break-before="auto" style:column-width="154.6pt"/>
    </style:style>
    <style:style style:name="co33" style:family="table-column">
      <style:table-column-properties fo:break-before="auto" style:column-width="35.74pt"/>
    </style:style>
    <style:style style:name="co34" style:family="table-column">
      <style:table-column-properties fo:break-before="auto" style:column-width="133.74pt"/>
    </style:style>
    <style:style style:name="co35" style:family="table-column">
      <style:table-column-properties fo:break-before="auto" style:column-width="41.16pt"/>
    </style:style>
    <style:style style:name="co36" style:family="table-column">
      <style:table-column-properties fo:break-before="auto" style:column-width="96.69pt"/>
    </style:style>
    <style:style style:name="co37" style:family="table-column">
      <style:table-column-properties fo:break-before="auto" style:column-width="98.25pt"/>
    </style:style>
    <style:style style:name="co38" style:family="table-column">
      <style:table-column-properties fo:break-before="auto" style:column-width="132.24pt"/>
    </style:style>
    <style:style style:name="co39" style:family="table-column">
      <style:table-column-properties fo:break-before="auto" style:column-width="52.7pt"/>
    </style:style>
    <style:style style:name="co40" style:family="table-column">
      <style:table-column-properties fo:break-before="auto" style:column-width="140.71pt"/>
    </style:style>
    <style:style style:name="co41" style:family="table-column">
      <style:table-column-properties fo:break-before="auto" style:column-width="932.74pt"/>
    </style:style>
    <style:style style:name="co4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ce1" style:family="table-cell" style:parent-style-name="Default" style:data-style-name="N10000">
      <style:table-cell-properties style:text-align-source="fix" style:repeat-content="false" fo:wrap-option="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2" style:family="table-cell" style:parent-style-name="Default" style:data-style-name="N10000">
      <style:table-cell-properties fo:wrap-option="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3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4" style:family="table-cell" style:parent-style-name="Default" style:data-style-name="N100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5" style:family="table-cell" style:parent-style-name="Default" style:data-style-name="N101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6" style:family="table-cell" style:parent-style-name="Default" style:data-style-name="N10100">
      <style:table-cell-properties fo:wrap-option="no-wrap" style:shrink-to-fit="false"/>
      <style:paragraph-properties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7" style:family="table-cell" style:parent-style-name="Default" style:data-style-name="N10000">
      <style:table-cell-properties fo:wrap-option="no-wrap" style:shrink-to-fit="false"/>
      <style:paragraph-properties style:writing-mode="lr-tb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8" style:family="table-cell" style:parent-style-name="Default" style:data-style-name="N10000">
      <style:table-cell-properties style:text-align-source="fix" style:repeat-content="false" fo:wrap-option="no-wrap" style:rotation-angle="0" style:shrink-to-fit="false"/>
      <style:paragraph-properties fo:text-align="center" fo:margin-left="0pt" style:writing-mode="lr-tb"/>
      <style:text-properties fo:hyphenate="false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=sí" style:apply-style-name="Sí" style:base-cell-address="Sheet1.A1"/>
      <style:map style:condition="cell-content()=no" style:apply-style-name="No" style:base-cell-address="Sheet1.A1"/>
    </style:style>
    <style:style style:name="ce10" style:family="table-cell" style:parent-style-name="Default">
      <style:map style:condition="cell-content()=sí" style:apply-style-name="Sí" style:base-cell-address="Sheet1.A1"/>
      <style:map style:condition="cell-content()=no" style:apply-style-name="No" style:base-cell-address="Sheet1.A1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number-columns-repeated="2" table:default-cell-style-name="ce4"/>
        <table:table-column table:style-name="co21" table:default-cell-style-name="ce4"/>
        <table:table-column table:style-name="co16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8" table:default-cell-style-name="ce4"/>
        <table:table-column table:style-name="co23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24" table:default-cell-style-name="ce4"/>
        <table:table-column table:style-name="co32" table:default-cell-style-name="ce4"/>
        <table:table-column table:style-name="co14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6"/>
        <table:table-column table:style-name="co42" table:number-columns-repeated="971" table:default-cell-style-name="ce4"/>
        <table:table-column table:style-name="co42" table:number-columns-repeated="6" table:default-cell-style-name="ce10"/>
        <table:table-row table:style-name="ro1">
          <table:table-cell table:style-name="ce1" office:value-type="string" calcext:value-type="string">
            <text:p>Título</text:p>
          </table:table-cell>
          <table:table-cell table:style-name="ce3" office:value-type="string" calcext:value-type="string">
            <text:p>Año</text:p>
          </table:table-cell>
          <table:table-cell table:style-name="ce3" office:value-type="string" calcext:value-type="string">
            <text:p>Autores</text:p>
          </table:table-cell>
          <table:table-cell table:style-name="ce3" office:value-type="string" calcext:value-type="string">
            <text:p>Car-following</text:p>
          </table:table-cell>
          <table:table-cell table:style-name="ce3" office:value-type="string" calcext:value-type="string">
            <text:p>Aceleración</text:p>
          </table:table-cell>
          <table:table-cell table:style-name="ce3" office:value-type="string" calcext:value-type="string">
            <text:p>Cambio de carril</text:p>
          </table:table-cell>
          <table:table-cell table:style-name="ce3" office:value-type="string" calcext:value-type="string">
            <text:p>Gap acceptance</text:p>
          </table:table-cell>
          <table:table-cell table:style-name="ce3" office:value-type="string" calcext:value-type="string">
            <text:p>velocidad relativa afecta al gap acceptance</text:p>
          </table:table-cell>
          <table:table-cell table:style-name="ce3" office:value-type="string" calcext:value-type="string">
            <text:p>tipo de cambio afecta al gap acceptance</text:p>
          </table:table-cell>
          <table:table-cell table:style-name="ce3" office:value-type="string" calcext:value-type="string">
            <text:p>velocidad absoluta fecta al gap acceptance</text:p>
          </table:table-cell>
          <table:table-cell table:style-name="ce3" office:value-type="string" calcext:value-type="string">
            <text:p>cooperación afecta al gap acceptance</text:p>
          </table:table-cell>
          <table:table-cell table:style-name="ce3" office:value-type="string" calcext:value-type="string">
            <text:p>&gt;1 critical gap</text:p>
          </table:table-cell>
          <table:table-cell table:style-name="ce3" office:value-type="string" calcext:value-type="string">
            <text:p>vehículos cooperan en el cambio de carril</text:p>
          </table:table-cell>
          <table:table-cell table:style-name="ce3" office:value-type="string" calcext:value-type="string">
            <text:p>Framework Jerarquizado</text:p>
          </table:table-cell>
          <table:table-cell table:style-name="ce3" office:value-type="string" calcext:value-type="string">
            <text:p>Framework Probabilístico</text:p>
          </table:table-cell>
          <table:table-cell table:style-name="ce3" office:value-type="string" calcext:value-type="string">
            <text:p>Framework secuencial</text:p>
          </table:table-cell>
          <table:table-cell table:style-name="ce3" office:value-type="string" calcext:value-type="string">
            <text:p>Framework</text:p>
          </table:table-cell>
          <table:table-cell table:style-name="ce3" office:value-type="string" calcext:value-type="string">
            <text:p>Redes neuronales</text:p>
          </table:table-cell>
          <table:table-cell table:style-name="ce3" office:value-type="string" calcext:value-type="string">
            <text:p>Extracción de características</text:p>
          </table:table-cell>
          <table:table-cell table:style-name="ce3" office:value-type="string" calcext:value-type="string">
            <text:p>Offline</text:p>
          </table:table-cell>
          <table:table-cell table:style-name="ce3" office:value-type="string" calcext:value-type="string">
            <text:p>Online</text:p>
          </table:table-cell>
          <table:table-cell table:style-name="ce3" office:value-type="string" calcext:value-type="string">
            <text:p>Lógica difusa</text:p>
          </table:table-cell>
          <table:table-cell table:style-name="ce3" office:value-type="string" calcext:value-type="string">
            <text:p>Detección de patrones</text:p>
          </table:table-cell>
          <table:table-cell table:style-name="ce3" office:value-type="string" calcext:value-type="string">
            <text:p>cep</text:p>
          </table:table-cell>
          <table:table-cell table:style-name="ce3" office:value-type="string" calcext:value-type="string">
            <text:p>Caracterización</text:p>
          </table:table-cell>
          <table:table-cell table:style-name="ce3" office:value-type="string" calcext:value-type="string">
            <text:p>modelo bayesiano</text:p>
          </table:table-cell>
          <table:table-cell table:style-name="ce3" office:value-type="string" calcext:value-type="string">
            <text:p>LDA</text:p>
          </table:table-cell>
          <table:table-cell table:style-name="ce3" office:value-type="string" calcext:value-type="string">
            <text:p>Computacionalmente costoso</text:p>
          </table:table-cell>
          <table:table-cell table:style-name="ce3" office:value-type="string" calcext:value-type="string">
            <text:p>Poca precisón si test muy != de entrenamientop</text:p>
          </table:table-cell>
          <table:table-cell table:style-name="ce3" office:value-type="string" calcext:value-type="string">
            <text:p>Supervisado</text:p>
          </table:table-cell>
          <table:table-cell table:style-name="ce3" office:value-type="string" calcext:value-type="string">
            <text:p>No supervisado</text:p>
          </table:table-cell>
          <table:table-cell table:style-name="ce3" office:value-type="string" calcext:value-type="string">
            <text:p>Autoregresión a trozos</text:p>
          </table:table-cell>
          <table:table-cell table:style-name="ce3" office:value-type="string" calcext:value-type="string">
            <text:p>Datos extraidosde encuestas</text:p>
          </table:table-cell>
          <table:table-cell table:style-name="ce3" office:value-type="string" calcext:value-type="string">
            <text:p>Datos extraídos del mundo real</text:p>
          </table:table-cell>
          <table:table-cell table:style-name="ce3" office:value-type="string" calcext:value-type="string">
            <text:p>Datos extraidos de simulaciones</text:p>
          </table:table-cell>
          <table:table-cell table:style-name="ce3" office:value-type="string" calcext:value-type="string">
            <text:p>DVOs</text:p>
          </table:table-cell>
          <table:table-cell table:style-name="ce3" office:value-type="string" calcext:value-type="string">
            <text:p>Agentes reactivos</text:p>
          </table:table-cell>
          <table:table-cell table:style-name="ce3" office:value-type="string" calcext:value-type="string">
            <text:p>Diferentes estilos de conducción</text:p>
          </table:table-cell>
          <table:table-cell table:style-name="ce3" office:value-type="string" calcext:value-type="string">
            <text:p>Basado en modelo GMC</text:p>
          </table:table-cell>
          <table:table-cell table:style-name="ce3" office:value-type="string" calcext:value-type="string">
            <text:p>basado en modelo de Gipps</text:p>
          </table:table-cell>
          <table:table-cell table:style-name="ce3" office:value-type="string" calcext:value-type="string">
            <text:p>Review</text:p>
          </table:table-cell>
          <table:table-cell table:style-name="ce3" office:value-type="string" calcext:value-type="string">
            <text:p>Five Wheel System</text:p>
          </table:table-cell>
          <table:table-cell table:style-name="ce3" office:value-type="string" calcext:value-type="string">
            <text:p>Data drive approach</text:p>
          </table:table-cell>
          <table:table-cell table:style-name="ce3" office:value-type="string" calcext:value-type="string">
            <text:p>Modelos ocultos de Markov</text:p>
          </table:table-cell>
          <table:table-cell table:style-name="ce3" office:value-type="string" calcext:value-type="string">
            <text:p>LOLIMOT</text:p>
          </table:table-cell>
          <table:table-cell table:style-name="ce3" office:value-type="string" calcext:value-type="string">
            <text:p>Fritzsche Car following model</text:p>
          </table:table-cell>
          <table:table-cell table:style-name="ce5" office:value-type="string" calcext:value-type="string">
            <text:p>Comentario</text:p>
          </table:table-cell>
          <table:table-cell table:style-name="ce8" table:number-columns-repeated="971"/>
          <table:table-cell table:style-name="ce9" table:number-columns-repeated="6"/>
        </table:table-row>
        <table:table-row table:style-name="ro2">
          <table:table-cell office:value-type="string" calcext:value-type="string">
            <text:p>Spurwechselvorgänge auf zweispurigen BAB-Richtungsfahrbahnen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parmann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number-columns-repeated="40"/>
          <table:table-cell office:value-type="string" calcext:value-type="string">
            <text:p>Modelo psicofísico de cambio de carril más básico. Cambio a carril rápido != Cambio a carril lento. Cambio de carril = Lane selection → merg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 behavioural car-following model for computer simulation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ipps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Modelo de Gipps. Agrupa free-flow y car following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model for the structure of lane-changing decisions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Gipps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4"/>
          <table:table-cell office:value-type="string" calcext:value-type="string">
            <text:p>Se puede considerar el primer modelo que incorpora cambio de carril. Introduce MLC != DLC. Condicionamiento según la distancia al punto donde es necesario cambiar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odeling human performance with neural network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Fix y Armstrong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r-following model based on fuzzy inference system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Kikuchi y Chakroborty</text:p>
          </table:table-cell>
          <table:table-cell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Primer trabajo documentado en FL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icroscopic Traffic Simulation, The Simulation System-Missio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Weidemann y Reiter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Hasta 4 clases diferentes de modelos de aceleración. Framework similar a Gipps, 1986 pero teniendo en cuenta cambio a carriles lentos y rápidos. Tiene en cuenta el entorno persente y la predicción de éste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use of neural networks to recognise and predict traffic congestion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ougherty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23"/>
          <table:table-cell office:value-type="string" calcext:value-type="string">
            <text:p>Determinar nivel de congestión en la via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Hierarchical model and communication by signs, signals, and symbols in multi-agent environment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haib-draa y Levesque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work para trabajar con tres situaciones diferentes. Rutina, familiar y desconoci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model for traffic simulatio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Fritzsche y Ag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2"/>
          <table:table-cell office:value-type="string" calcext:value-type="string">
            <text:p>Sí</text:p>
          </table:table-cell>
          <table:table-cell table:number-columns-repeated="978"/>
        </table:table-row>
        <table:table-row table:style-name="ro2">
          <table:table-cell office:value-type="string" calcext:value-type="string">
            <text:p>Modelling dual carriageway lane changing using neural networks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Hunt y Lyon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Modelo de decisión. Funciona a partir de presentarle una entrada visual del entorno alrededor del vehículo que quiere cambiar de carril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review of neural networks applied to transport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ougherty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 table:number-columns-repeated="5"/>
          <table:table-cell office:value-type="string" calcext:value-type="string">
            <text:p>Las redes neuronales se han usado much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s of freeway lane changing and gap acceptance behavior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K et. al.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 microscopic traffic simulator for evaluation of dynamic traffic management systems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Yang y Kuotsopoulos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6"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Agrupa free-flow, car-following y emergency. Creo que en la línea del Hidas, 200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ORSIM-corridor traffic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alat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Similar al Hidas, 2002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evelopment of a fuzzy logic based microscopic motorway simulation model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cDonald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Los modelos que no usan CI no tienen en cuenta las inconsistencias y la incertidumbre de las percepciones y decisiones de un conductor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raffic simulation supporting urban control system development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Manstetten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n dataset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nalysis of optimal velocity model with explicit delay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Ban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Agrupa free-flow, car-following y stop-and-g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ing Drivers’ Acceleration and Lane Changing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hmed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30"/>
          <table:table-cell office:value-type="string" calcext:value-type="string">
            <text:p>Cambio de carril = Change decision → Lane selection → Merging. Introduce forzado en MLC != DLC != forzado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 fuzzy logic model of freeway driver behavior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valuation of the General Motors based car-following models and a proposed fuzzy inference model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ikuchi y Chakroborty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Mejora de Kikuchi y Chakroborty, 1992 sobre el modelo GMC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imulations of highway chaos using fuzzy logic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and Bowles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MLC las reglas tienen en cuenta e, siguiente punto característico. DLC cambia en base al nivel de satisfacción del conductor y en el nivel de congestión de los carriles adyacentes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icroscopic simulations of freeway traffic flow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Das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uzzy parameters estimation for car-following modelling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Driver Behavior Recognition Method Based on a Driver Model Frame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uge et. al.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Otro framework como el de Al-Shihabi y Mourant. Éste es anterior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Observation-Based Lane-Vehicle Assignment Hierarchy: Microscopic Simulation on Urban Street Network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Wei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8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A framework for modeling human-like driving behaviors for autonomous vehicles in driving simulator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l-Shihabi y Mourant</text:p>
          </table:table-cell>
          <table:table-cell table:number-columns-repeated="10"/>
          <table:table-cell table:number-columns-repeated="3" office:value-type="string" calcext:value-type="string">
            <text:p>?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Frameework con cuatro unidades de funcionamiento interconectadas: percepción, emoción, toma de decisiones y implementación de decisiones.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 reactive driving agent for microscopic traffic simulation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Ehlert y Rothkrantz</text:p>
          </table:table-cell>
          <table:table-cell table:number-columns-repeated="33"/>
          <table:table-cell table:number-columns-repeated="2" office:value-type="string" calcext:value-type="string">
            <text:p>Sí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An agent-based approach to modelling driver route choice behaviour under the influence of real-time information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ia</text:p>
          </table:table-cell>
          <table:table-cell table:number-columns-repeated="29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A Fuzzy Logic Approach for Car-Following Modelling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onzález-Roj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ane changing,Merging,Microscopic traffic simulation,Multi-agent system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idas</text:p>
          </table:table-cell>
          <table:table-cell table:number-columns-repeated="7"/>
          <table:table-cell office:value-type="string" calcext:value-type="string">
            <text:p>Sí</text:p>
          </table:table-cell>
          <table:table-cell/>
          <table:table-cell table:number-columns-repeated="2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9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Amplia Wiedemann y Reiter, 1992 teniendo en cuenta MLC y DLC, además de añadir más situaciones quedisparan un cambio de carril. La activación de un MLC inhibe la activación de cualquier DLC. DVO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hock Wave Relation Containing Lane Change Source Term for Two-Lane Traffic Flow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asoh y Ohara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Calibrating the membership functions of the fuzzy inference system: Instantiated by car-following dat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Chakroborty y Kikuchi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Variable Response Time Lag Module for Car Following Models Using Fuzzy Set Theor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Hatipkarasulu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odeling Integrated Lane-Changing Behavior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Toled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9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Identifica régimen de close 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validation of a microscopic simulation model: A methodological case study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Wu et. Al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"/>
          <table:table-cell office:value-type="string" calcext:value-type="string">
            <text:p>Sí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Develop a car-following model using data collected by 'five-wheel system'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ia et. al.</text:p>
          </table:table-cell>
          <table:table-cell table:number-columns-repeated="30"/>
          <table:table-cell office:value-type="string" calcext:value-type="string">
            <text:p>Sí</text:p>
          </table:table-cell>
          <table:table-cell table:number-columns-repeated="7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Los primeros en usar datos reales de un coche instrumentado usando el five wheel system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imulation of car-following decision using fuzzy neural networks system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Li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oward An Integrated Car-following and Lane- changing Model by A Neural Fuzzy Approach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a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11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4"/>
          <table:table-cell office:value-type="string" calcext:value-type="string">
            <text:p>No se investiga la aplicación de estos modelos a la simulación de tráfic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pplication of Fuzzy Systems in the Car-Following Behaviour Analys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Zheng y McDonald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 kinematic wave theory of lane-changing vehicular traffic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in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Cambios de carril provocan ondas de choque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ne-changing in traffic stream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Laval and Daganzo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0"/>
          <table:table-cell office:value-type="string" calcext:value-type="string">
            <text:p>En situaciones de mucho tráfico, pueden llegar a interferir incluso más que los modelos de car-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Modeling and recognition of driving behavior based on stochastic switched ARX model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kizaw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Integrated driving behavior modeling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. al.</text:p>
          </table:table-cell>
          <table:table-cell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5"/>
          <table:table-cell office:value-type="string" calcext:value-type="string">
            <text:p>Sí</text:p>
          </table:table-cell>
          <table:table-cell table:number-columns-repeated="31"/>
          <table:table-cell office:value-type="string" calcext:value-type="string">
            <text:p>Similar a Toledo et. al. 2003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riving Behaviour: Models and Challeng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Toledo et al. 2007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tablishment of car following theory based on fuzzy-based sensitivity parame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Won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Neural agent car-following model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Panwai y Dia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Usa el dataset de manstetten et. al., 1997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he Modeling and Simulation of the Car-following Behavior Based on Fuzzy Inferenc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Gao et. al.</text:p>
          </table:table-cell>
          <table:table-cell table:number-columns-repeated="18"/>
          <table:table-cell office:value-type="string" calcext:value-type="string">
            <text:p>Sí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ontinuous driver intention recognition with Hidden Markov Model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Berndt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Modelos ocultos de Markov para identificar posibles cambios de carril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Calibrating Car-Following Models by Using Trajectory Data: Methodological Stud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Kesting y Treib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man-Like Adaptive Cruise Control Systems through a Learning Machine Approach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imonelli el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6"/>
          <table:table-cell office:value-type="string" calcext:value-type="string">
            <text:p>Sí</text:p>
          </table:table-cell>
          <table:table-cell table:number-columns-repeated="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stimation of an integrated driving behavior model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Toledo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i-scale driving behavior modeling using hierarchical PWARX model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rada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4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 study of the emergence of kinematic waves in targeted state car-following models of traffic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ordeux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Los comportamientos pueden variar en función del resto de vehículo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riving style recognition using a smartphone as a sensor platform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Johnson y Trivedi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yesian on-line learning of driving behavio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aye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ata-Driven Intelligent Transportation Systems: A Survey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Zhang et. al.</text:p>
          </table:table-cell>
          <table:table-cell table:number-columns-repeated="43"/>
          <table:table-cell office:value-type="string" calcext:value-type="string">
            <text:p>El futuro de las ITS pasa por el ML, y pasando de las técnicas clásicas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Driver Intention Recognition Method Using Continuous Hidden Markov Model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Hou et. al.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7"/>
          <table:table-cell office:value-type="string" calcext:value-type="string">
            <text:p>Sí</text:p>
          </table:table-cell>
          <table:table-cell table:number-columns-repeated="2"/>
          <table:table-cell table:style-name="ce7" office:value-type="string" calcext:value-type="string">
            <text:p>Modelos ocultos de Markov para identificar posibles cambios de carril. Creo que se ha inspirado mucho en Berndt, 2008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gent-based evaluation of driver heterogeneous behavior during safety-critical event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revised reinforcement learning algorithm to model complicated vehicle continuous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termination and optimization of reinforcement learning parameters for driver actions in traffic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Chong et al., 2011b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Modified Car-Following Model Based on a Neural Network Model of the Human Driver Effect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Khodayari et.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bined car-following and unsafe event trajectory simulation using agent based modeling techniqu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Abbas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nsupervised drive topic finding from driving behavioral dat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Bando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2"/>
          <table:table-cell table:number-columns-repeated="4" office:value-type="string" calcext:value-type="string">
            <text:p>Sí</text:p>
          </table:table-cell>
          <table:table-cell table:number-columns-repeated="995"/>
        </table:table-row>
        <table:table-row table:style-name="ro3">
          <table:table-cell office:value-type="string" calcext:value-type="string">
            <text:p>An Integrated Method for Short-Term Prediction of Road Traffic Conditions for Intelligent Transportation Systems Application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usco y Colombini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28"/>
          <table:table-cell office:value-type="string" calcext:value-type="string">
            <text:p>Redes neuronales artificiales. Al ser redes, tienen en cuenta el entorno.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Stability analysis of a multi-phase car-following model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Liu y Li</text:p>
          </table:table-cell>
          <table:table-cell/>
          <table:table-cell office:value-type="string" calcext:value-type="string">
            <text:p>Sí</text:p>
          </table:table-cell>
          <table:table-cell table:number-columns-repeated="41"/>
          <table:table-cell office:value-type="string" calcext:value-type="string">
            <text:p>Identifican el stop-and-go (lleva ya un tiempo, así que habrá que ver qué está mal aquí o quitarlo directamente)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Towards automated drive analysis: A multimodal synergistic approach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tzoda et. al.</text:p>
          </table:table-cell>
          <table:table-cell table:number-columns-repeated="15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Driver classification and driving style recognition using inertial sensor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Van Ly et. al.</text:p>
          </table:table-cell>
          <table:table-cell table:number-columns-repeated="15"/>
          <table:table-cell table:number-columns-repeated="2"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1"/>
          <table:table-cell office:value-type="string" calcext:value-type="string">
            <text:p>Frenar y girar mejores que aceleración para clasificar conductores</text:p>
          </table:table-cell>
          <table:table-cell table:number-columns-repeated="977"/>
        </table:table-row>
        <table:table-row table:style-name="ro3">
          <table:table-cell office:value-type="string" calcext:value-type="string">
            <text:p>Car-following behavior with instantaneous driver-vehicle reaction delay: A neural-network-based methodology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Zheng et. al.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Exploring a local linear model tree approach to car-following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ghabayk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1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Aplica nelles, 2013 a car-following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Nonlinear system identification: from classical approaches to neural networks and fuzzy model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Nelles</text:p>
          </table:table-cell>
          <table:table-cell table:number-columns-repeated="14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22"/>
          <table:table-cell office:value-type="string" calcext:value-type="string">
            <text:p>Sí</text:p>
          </table:table-cell>
          <table:table-cell/>
          <table:table-cell office:value-type="string" calcext:value-type="string">
            <text:p>Modelo de árboles lineales locales. No deja de ser una aproximación neurofuzzy del comportamiento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rtificial Neural Network Models for Car Following: Experimental Analysis and Calibration Issue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lombaroni y Fus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 rule-based neural network approach to model driver naturalistic behavior in traffic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hong et al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ta Collection for Traffic and Drivers' Behaviour Studies: A Large-scale Survey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ifulco et. al.</text:p>
          </table:table-cell>
          <table:table-cell/>
          <table:table-cell office:value-type="string" calcext:value-type="string">
            <text:p>Sí</text:p>
          </table:table-cell>
          <table:table-cell table:number-columns-repeated="8"/>
          <table:table-cell table:number-columns-repeated="3" office:value-type="string" calcext:value-type="string">
            <text:p>?</text:p>
          </table:table-cell>
          <table:table-cell table:number-columns-repeated="26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Extiende el trabajo de Simunelli, 2009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An unsupervised approach for inferring driver behavior from naturalistic driving dat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Bender et. al.</text:p>
          </table:table-cell>
          <table:table-cell table:number-columns-repeated="15"/>
          <table:table-cell table:number-columns-repeated="3" office:value-type="string" calcext:value-type="string">
            <text:p>Sí</text:p>
          </table:table-cell>
          <table:table-cell/>
          <table:table-cell office:value-type="string" calcext:value-type="string">
            <text:p>Sí</text:p>
          </table:table-cell>
          <table:table-cell table:number-columns-repeated="2"/>
          <table:table-cell office:value-type="string" calcext:value-type="string">
            <text:p>Sí</text:p>
          </table:table-cell>
          <table:table-cell table:number-columns-repeated="3"/>
          <table:table-cell office:value-type="string" calcext:value-type="string">
            <text:p>Sí</text:p>
          </table:table-cell>
          <table:table-cell table:number-columns-repeated="994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ndition calcext:apply-style-name="Sí" calcext:value="=sí" calcext:base-cell-address="Sheet1.A1"/>
            <calcext:condition calcext:apply-style-name="No" calcext:value="=no" calcext:base-cell-address="Sheet1.A1"/>
          </calcext:conditional-format>
        </calcext:conditional-formats>
      </table:table>
      <table:named-expressions/>
      <table:database-ranges>
        <table:database-range table:name="__Anonymous_Sheet_DB__0" table:target-range-address="Sheet1.A1:Sheet1.AU7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í" style:family="table-cell" style:parent-style-name="Default"/>
    <style:style style:name="No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2">00/00/0000</text:date>, <text:time style:data-style-name="N2" text:time-value="10:47:27.972539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0:11:34.863075290</meta:creation-date>
    <dc:date>2016-10-22T12:35:41.616628368</dc:date>
    <meta:editing-duration>PT7H44M27S</meta:editing-duration>
    <meta:editing-cycles>145</meta:editing-cycles>
    <meta:generator>LibreOffice/5.2.2.2$Linux_X86_64 LibreOffice_project/20m0$Build-2</meta:generator>
    <meta:document-statistic meta:table-count="1" meta:cell-count="471" meta:object-count="0"/>
  </office:meta>
</office:document-meta>
</file>